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61cm" fo:margin-top="0.3cm" fo:margin-bottom="0.3cm" table:align="center"/>
    </style:style>
    <style:style style:name="Tableau1.A" style:family="table-column">
      <style:table-column-properties style:column-width="3.537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13360e"/>
    </style:style>
    <style:style style:name="P2" style:family="paragraph" style:parent-style-name="Standard">
      <style:text-properties officeooo:rsid="0013360e" officeooo:paragraph-rsid="0013360e"/>
    </style:style>
    <style:style style:name="P3" style:family="paragraph" style:parent-style-name="Standard">
      <style:text-properties officeooo:rsid="0013360e" officeooo:paragraph-rsid="00397dda"/>
    </style:style>
    <style:style style:name="P4" style:family="paragraph" style:parent-style-name="Standard">
      <style:text-properties officeooo:rsid="0013360e" officeooo:paragraph-rsid="0039f3ef"/>
    </style:style>
    <style:style style:name="P5" style:family="paragraph" style:parent-style-name="Standard">
      <style:text-properties officeooo:rsid="00397dda" officeooo:paragraph-rsid="00397dda"/>
    </style:style>
    <style:style style:name="P6" style:family="paragraph" style:parent-style-name="Standard">
      <style:text-properties officeooo:rsid="00397dda" officeooo:paragraph-rsid="0039f3ef"/>
    </style:style>
    <style:style style:name="P7" style:family="paragraph" style:parent-style-name="Standard">
      <style:text-properties officeooo:paragraph-rsid="00397dda"/>
    </style:style>
    <style:style style:name="P8" style:family="paragraph" style:parent-style-name="Standard">
      <style:text-properties officeooo:paragraph-rsid="0039f3ef"/>
    </style:style>
    <style:style style:name="P9" style:family="paragraph" style:parent-style-name="Standard">
      <style:text-properties officeooo:rsid="0039f3ef" officeooo:paragraph-rsid="0039f3ef"/>
    </style:style>
    <style:style style:name="P10" style:family="paragraph" style:parent-style-name="Standard">
      <style:text-properties officeooo:rsid="003b41a6" officeooo:paragraph-rsid="003b41a6"/>
    </style:style>
    <style:style style:name="P11" style:family="paragraph" style:parent-style-name="Standard">
      <style:text-properties officeooo:rsid="004090f3" officeooo:paragraph-rsid="004090f3"/>
    </style:style>
    <style:style style:name="P12" style:family="paragraph" style:parent-style-name="Standard">
      <style:text-properties fo:font-weight="bold" officeooo:paragraph-rsid="0013360e" style:font-weight-asian="bold" style:font-weight-complex="bold"/>
    </style:style>
    <style:style style:name="P13" style:family="paragraph" style:parent-style-name="Standard">
      <style:text-properties fo:font-weight="bold" officeooo:rsid="004734f7" officeooo:paragraph-rsid="004734f7" style:font-weight-asian="bold" style:font-weight-complex="bold"/>
    </style:style>
    <style:style style:name="P14" style:family="paragraph" style:parent-style-name="Standard">
      <style:text-properties officeooo:paragraph-rsid="00412f59"/>
    </style:style>
    <style:style style:name="P15" style:family="paragraph" style:parent-style-name="Standard">
      <style:text-properties officeooo:rsid="00432f6d" officeooo:paragraph-rsid="00432f6d"/>
    </style:style>
    <style:style style:name="P16" style:family="paragraph" style:parent-style-name="Standard">
      <style:text-properties officeooo:rsid="00455fe3" officeooo:paragraph-rsid="00455fe3"/>
    </style:style>
    <style:style style:name="P17" style:family="paragraph" style:parent-style-name="Standard">
      <style:text-properties officeooo:rsid="004678be" officeooo:paragraph-rsid="004678be"/>
    </style:style>
    <style:style style:name="P18" style:family="paragraph" style:parent-style-name="Standard">
      <style:text-properties officeooo:paragraph-rsid="004678be"/>
    </style:style>
    <style:style style:name="P19" style:family="paragraph" style:parent-style-name="Standard">
      <style:text-properties officeooo:rsid="004734f7" officeooo:paragraph-rsid="004734f7"/>
    </style:style>
    <style:style style:name="P20" style:family="paragraph" style:parent-style-name="Standard">
      <style:paragraph-properties>
        <style:tab-stops>
          <style:tab-stop style:position="4.604cm"/>
        </style:tab-stops>
      </style:paragraph-properties>
      <style:text-properties officeooo:rsid="004734f7" officeooo:paragraph-rsid="004734f7"/>
    </style:style>
    <style:style style:name="P21" style:family="paragraph" style:parent-style-name="Standard">
      <style:text-properties officeooo:rsid="004815aa" officeooo:paragraph-rsid="004815aa"/>
    </style:style>
    <style:style style:name="P22" style:family="paragraph" style:parent-style-name="Standard">
      <style:text-properties fo:font-style="normal" officeooo:rsid="0039f3ef" officeooo:paragraph-rsid="0039f3ef" style:font-style-asian="normal" style:font-style-complex="normal"/>
    </style:style>
    <style:style style:name="P23" style:family="paragraph" style:parent-style-name="Standard">
      <style:text-properties officeooo:paragraph-rsid="00497a94"/>
    </style:style>
    <style:style style:name="P24" style:family="paragraph" style:parent-style-name="Table_20_Contents">
      <style:text-properties officeooo:rsid="004678be" officeooo:paragraph-rsid="004678be"/>
    </style:style>
    <style:style style:name="P25" style:family="paragraph" style:parent-style-name="Table_20_Contents">
      <style:paragraph-properties fo:text-align="center" style:justify-single-word="false"/>
      <style:text-properties officeooo:rsid="004678be" officeooo:paragraph-rsid="004678be"/>
    </style:style>
    <style:style style:name="P26" style:family="paragraph" style:parent-style-name="Standard">
      <style:text-properties officeooo:rsid="004815aa" officeooo:paragraph-rsid="004815aa"/>
    </style:style>
    <style:style style:name="P27" style:family="paragraph" style:parent-style-name="tfTitre_20_I_29_">
      <style:text-properties officeooo:rsid="00397dda" officeooo:paragraph-rsid="00397dda"/>
    </style:style>
    <style:style style:name="P28" style:family="paragraph" style:parent-style-name="tfTitre_20_I_29_">
      <style:paragraph-properties fo:break-before="page"/>
    </style:style>
    <style:style style:name="P29" style:family="paragraph" style:parent-style-name="tfTitre_20_1_29_">
      <style:text-properties officeooo:paragraph-rsid="00397dda"/>
    </style:style>
    <style:style style:name="P30" style:family="paragraph" style:parent-style-name="tfTitre_20_1_29_">
      <style:paragraph-properties fo:break-before="page"/>
    </style:style>
    <style:style style:name="P31" style:family="paragraph" style:parent-style-name="tfTitre_20_Chapitre" style:master-page-name="Right_20_Page">
      <style:paragraph-properties style:page-number="auto"/>
      <style:text-properties officeooo:rsid="00397dda"/>
    </style:style>
    <style:style style:name="P32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7dda" style:font-style-asian="italic" style:font-style-complex="italic"/>
    </style:style>
    <style:style style:name="T3" style:family="text">
      <style:text-properties fo:font-style="italic" officeooo:rsid="004090f3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360e" style:font-weight-asian="bold" style:font-weight-complex="bold"/>
    </style:style>
    <style:style style:name="T6" style:family="text">
      <style:text-properties fo:font-weight="bold" officeooo:rsid="00397dda" style:font-weight-asian="bold" style:font-weight-complex="bold"/>
    </style:style>
    <style:style style:name="T7" style:family="text">
      <style:text-properties fo:font-weight="bold" officeooo:rsid="00432f6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officeooo:rsid="00397dda"/>
    </style:style>
    <style:style style:name="T10" style:family="text">
      <style:text-properties fo:font-style="normal" officeooo:rsid="0013360e" style:font-style-asian="normal" style:font-style-complex="normal"/>
    </style:style>
    <style:style style:name="T11" style:family="text">
      <style:text-properties fo:font-style="normal" officeooo:rsid="00397dda" style:font-style-asian="normal" style:font-style-complex="normal"/>
    </style:style>
    <style:style style:name="T12" style:family="text">
      <style:text-properties fo:font-style="normal" officeooo:rsid="0039f3ef" style:font-style-asian="normal" style:font-style-complex="normal"/>
    </style:style>
    <style:style style:name="T13" style:family="text">
      <style:text-properties officeooo:rsid="0039f3ef"/>
    </style:style>
    <style:style style:name="T14" style:family="text">
      <style:text-properties officeooo:rsid="003f9994"/>
    </style:style>
    <style:style style:name="T15" style:family="text">
      <style:text-properties officeooo:rsid="004090f3"/>
    </style:style>
    <style:style style:name="T16" style:family="text">
      <style:text-properties officeooo:rsid="00412f59"/>
    </style:style>
    <style:style style:name="T17" style:family="text">
      <style:text-properties fo:color="#111111"/>
    </style:style>
    <style:style style:name="T18" style:family="text">
      <style:text-properties fo:color="#111111" officeooo:rsid="004090f3"/>
    </style:style>
    <style:style style:name="T19" style:family="text">
      <style:text-properties fo:color="#111111" fo:font-style="normal" officeooo:rsid="00397dda" style:font-style-asian="normal" style:font-style-complex="normal"/>
    </style:style>
    <style:style style:name="T20" style:family="text">
      <style:text-properties fo:color="#111111" officeooo:rsid="00397dda"/>
    </style:style>
    <style:style style:name="T21" style:family="text">
      <style:text-properties officeooo:rsid="0041b8cb"/>
    </style:style>
    <style:style style:name="T22" style:family="text">
      <style:text-properties officeooo:rsid="00432f6d"/>
    </style:style>
    <style:style style:name="T23" style:family="text">
      <style:text-properties officeooo:rsid="004678be"/>
    </style:style>
    <style:style style:name="T24" style:family="text">
      <style:text-properties officeooo:rsid="004734f7"/>
    </style:style>
    <style:style style:name="T25" style:family="text">
      <style:text-properties officeooo:rsid="00485155"/>
    </style:style>
    <style:style style:name="T26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3.66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cccccc" fo:min-height="6.57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ourcentages</text:p>
      <text:p text:style-name="P2"/>
      <text:list xml:id="list1373334114" text:style-name="tfNum_20_I_29_">
        <text:list-item>
          <text:p text:style-name="P27">Rappels</text:p>
        </text:list-item>
      </text:list>
      <text:list xml:id="list2969847394" text:style-name="tfNum_20_1_29_">
        <text:list-item>
          <text:p text:style-name="tfTitre_20_1_29_">Déterminer un pourcentage</text:p>
        </text:list-item>
      </text:list>
      <text:p text:style-name="P1"><text:span text:style-name="T9">Un pourcentage est une </text:span><text:span text:style-name="T6">proportion</text:span><text:span text:style-name="T9"> écrite sous la forme d’une fraction dont le dénominateur est 100 :<text:line-break/></text:span><text:span text:style-name="T11">17 % = </text:span><text:span text:style-name="T11"><draw:frame draw:style-name="fr1" draw:name="Objet1" text:anchor-type="as-char" svg:y="-0.93cm" svg:width="1.286cm" svg:height="1.49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</text:span><text:span text:style-name="T19">= 0,17</text:span></text:p>
      <text:p text:style-name="P2"/>
      <text:p text:style-name="P6"><text:span text:style-name="T4">Ex :</text:span> <text:span text:style-name="T15">S</text:span>ur un total de 32 élèves, <text:span text:style-name="T15">12</text:span> ont des lunettes.</text:p>
      <text:p text:style-name="P6">Quel pourcentage d’élèves a des lunettes ?</text:p>
      <text:p text:style-name="P5"/>
      <text:p text:style-name="P5">On calcule l<text:span text:style-name="T21">a</text:span> <text:span text:style-name="T13">proportion</text:span> d’élèves ayant des lunettes :</text:p>
      <text:p text:style-name="P5"><draw:frame draw:style-name="fr1" draw:name="Objet4" text:anchor-type="as-char" svg:y="-0.93cm" svg:width="6.084cm" svg:height="1.515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7"/>
      <text:list xml:id="list1238605962347" text:continue-numbering="true" text:style-name="tfNum_20_1_29_">
        <text:list-item>
          <text:p text:style-name="P29"><text:span text:style-name="T9">P</text:span>ourcentage <text:span text:style-name="T9">d’une quantité</text:span></text:p>
        </text:list-item>
      </text:list>
      <text:p text:style-name="P3"><text:span text:style-name="T9">Prendre </text:span><text:span text:style-name="T2">t</text:span><text:span text:style-name="T9"> % de A revient à calculer </text:span><text:span text:style-name="T9"><draw:frame draw:style-name="fr1" draw:name="Objet5" text:anchor-type="as-char" svg:y="-0.93cm" svg:width="2.321cm" svg:height="1.496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0">.</text:span></text:p>
      <text:p text:style-name="P3"/>
      <text:p text:style-name="P8"><text:span text:style-name="T5">Ex :</text:span><text:span text:style-name="T10"> </text:span><text:span text:style-name="T12">Dans une classe de 30 élèves, ils sont 20 % à avoir été à Londres.</text:span></text:p>
      <text:p text:style-name="P22">Combien d’élèves ont été à Londres ?</text:p>
      <text:p text:style-name="P3"/>
      <text:p text:style-name="P9">On calcule 20 % de 30 :</text:p>
      <text:p text:style-name="P9"><draw:frame draw:style-name="fr1" draw:name="Objet2" text:anchor-type="as-char" svg:y="-0.93cm" svg:width="4.189cm" svg:height="1.49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text:anchor-type="paragraph" draw:z-index="15" draw:name="Forme1" draw:style-name="gr1" draw:text-style-name="P32" svg:width="3.088cm" svg:height="3.666cm" svg:x="15.916cm" svg:y="2.3cm"><draw:text-box><text:p><text:span text:style-name="T26">p307 : 2, 3</text:span></text:p><text:p><text:span text:style-name="T26">p317 : 17</text:span></text:p><text:p><text:span text:style-name="T26">p319 : 46</text:span></text:p><text:p><text:span text:style-name="T26">p320 : 52</text:span></text:p><text:p><text:span text:style-name="T26">p321 : 59</text:span></text:p></draw:text-box></draw:frame></text:p>
      <text:p text:style-name="P8"><text:span text:style-name="T5">Ex :</text:span><text:span text:style-name="T10"> </text:span><text:span text:style-name="T12">Dans un parking de 400 véhicules, 20 % sont des Renault et 15 % de ces Renault sont des Méganes. Combien y a-t-il de Méganes ?</text:span></text:p>
      <text:p text:style-name="P4"/>
      <text:p text:style-name="P9">On calcule 15 % de 20 % de 400 :</text:p>
      <text:p text:style-name="P9"><draw:frame draw:style-name="fr1" draw:name="Objet6" text:anchor-type="as-char" svg:y="-0.93cm" svg:width="9.574cm" svg:height="1.496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list xml:id="list1238184021637" text:continue-list="list1373334114" text:style-name="tfNum_20_I_29_">
        <text:list-item>
          <text:p text:style-name="P28">Augmentation en pourcentage</text:p>
        </text:list-item>
      </text:list>
      <text:p text:style-name="P10"><text:span text:style-name="T4">Ex :</text:span> Un pull affiché 30 € augmente de 5 %. Quel est son nouveau prix <text:span text:style-name="T1">p</text:span> ?</text:p>
      <text:p text:style-name="P8"/>
      <text:p text:style-name="P10">1<text:span text:style-name="T8">ère</text:span> méthode : <draw:frame draw:style-name="fr1" draw:name="Objet7" text:anchor-type="as-char" svg:y="-0.93cm" svg:width="11.813cm" svg:height="1.515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0">2<text:span text:style-name="T8">ème</text:span> méthode : <draw:frame draw:style-name="fr1" draw:name="Objet8" text:anchor-type="as-char" svg:y="-1.005cm" svg:width="9.738cm" svg:height="1.67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list xml:id="list1238940689176" text:continue-list="list1238605962347" text:style-name="tfNum_20_1_29_">
        <text:list-item text:start-value="1">
          <text:p text:style-name="tfTitre_20_1_29_">Propriété</text:p>
        </text:list-item>
      </text:list>
      <text:p text:style-name="P1">Augmenter une <text:span text:style-name="T14">quantité</text:span> <text:span text:style-name="T3">Q</text:span><text:span text:style-name="T15"> </text:span>de <text:span text:style-name="T1">t</text:span> % <text:span text:style-name="T14">revient</text:span> à <text:span text:style-name="T14">la </text:span>multiplier par <draw:frame draw:style-name="fr1" draw:name="Objet9" text:anchor-type="as-char" svg:y="-1.005cm" svg:width="2.672cm" svg:height="1.67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16">Le coefficient </text:span><draw:frame draw:style-name="fr1" draw:name="Objet10" text:anchor-type="as-char" svg:y="-1.005cm" svg:width="2.672cm" svg:height="1.67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15">s’appelle coefficient multiplicateur.</text:span></text:p>
      <text:p text:style-name="P1"/>
      <text:p text:style-name="P12">Remarque<text:span text:style-name="T15">s</text:span> :</text:p>
      <text:p text:style-name="P23">Le <text:span text:style-name="T15">coeff. multiplicateur</text:span> associé à une augmentation de 20% est : <text:span text:style-name="T17">1,2</text:span></text:p>
      <text:p text:style-name="P23">Le <text:span text:style-name="T15">coeff. multiplicateur</text:span> associé à une augmentation de de 1% est : <text:span text:style-name="T17">1,01</text:span></text:p>
      <text:p text:style-name="P23">L<text:span text:style-name="T21">e</text:span> <text:span text:style-name="T15">coeff. multiplicateur</text:span> associé à une augmentation de 150% est : <text:span text:style-name="T17">2,</text:span><text:span text:style-name="T18">5</text:span></text:p>
      <text:p text:style-name="P1"/>
      <text:p text:style-name="P1"/>
      <text:list xml:id="list1238903177272" text:continue-numbering="true" text:style-name="tfNum_20_1_29_">
        <text:list-item>
          <text:p text:style-name="tfTitre_20_1_29_">Augmentations successives</text:p>
        </text:list-item>
      </text:list>
      <text:p text:style-name="P15"><text:span text:style-name="T4">Ex :</text:span> Le prix du blé a baissé de 15 % l’an dernier puis a augmenté de 15 % cette année. Est-on revenu au prix de départ ?</text:p>
      <text:p text:style-name="P15"/>
      <text:p text:style-name="P15">Appelons A le prix initial et B le prix final.</text:p>
      <text:p text:style-name="P15">On a : <draw:frame draw:style-name="fr1" draw:name="Objet3" text:anchor-type="as-char" svg:y="-1.005cm" svg:width="14.504cm" svg:height="1.67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5">Le prix final est donc légèrement inférieur au prix initial !</text:p>
      <text:p text:style-name="P11"/>
      <text:p text:style-name="P11"><text:span text:style-name="T4">R</text:span><text:span text:style-name="T7">em :</text:span><text:span text:style-name="T22"> On ne peut ajouter des pourcentages que s’ils s’appliquent à une même référence. Ici la baisse de 15 % s’applique au prix initial alors que la hausse de 15 % s’applique au prix intermédiaire.</text:span></text:p>
      <text:list xml:id="list1239756037640" text:continue-numbering="true" text:style-name="tfNum_20_1_29_">
        <text:list-item>
          <text:p text:style-name="P30">Variations absolues et relatives</text:p>
        </text:list-item>
      </text:list>
      <text:p text:style-name="P18"><text:span text:style-name="T23">Variation absolue = Valeur finale –</text:span> <text:span text:style-name="T23">Valeur initiale</text:span></text:p>
      <text:p text:style-name="P18"/>
      <text:p text:style-name="P17">Variations relative = <draw:frame draw:style-name="fr1" draw:name="Objet11" text:anchor-type="as-char" svg:y="-0.93cm" svg:width="4.778cm" svg:height="1.51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/>
      <text:p text:style-name="P17"><text:span text:style-name="T4">Ex :</text:span> On compare l’<text:span text:style-name="T24">évolution de</text:span>s effectifs de 2 lycées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5">L’an dernier</text:p>
          </table:table-cell>
          <table:table-cell table:style-name="Tableau1.C1" office:value-type="string">
            <text:p text:style-name="P25">Cette année</text:p>
          </table:table-cell>
        </table:table-row>
        <table:table-row>
          <table:table-cell table:style-name="Tableau1.A2" office:value-type="string">
            <text:p text:style-name="P24">Lycée A</text:p>
          </table:table-cell>
          <table:table-cell table:style-name="Tableau1.A2" office:value-type="string">
            <text:p text:style-name="P25">2<text:span text:style-name="T24">0</text:span>0</text:p>
          </table:table-cell>
          <table:table-cell table:style-name="Tableau1.C2" office:value-type="string">
            <text:p text:style-name="P25">3<text:span text:style-name="T24">0</text:span>0</text:p>
          </table:table-cell>
        </table:table-row>
        <table:table-row>
          <table:table-cell table:style-name="Tableau1.A2" office:value-type="string">
            <text:p text:style-name="P24">Lycée B</text:p>
          </table:table-cell>
          <table:table-cell table:style-name="Tableau1.A2" office:value-type="string">
            <text:p text:style-name="P25">40<text:span text:style-name="T24">0</text:span>0</text:p>
          </table:table-cell>
          <table:table-cell table:style-name="Tableau1.C2" office:value-type="string">
            <text:p text:style-name="P25">4<text:span text:style-name="T24">10</text:span>0</text:p>
          </table:table-cell>
        </table:table-row>
      </table:table>
      <text:p text:style-name="P19">Ces deux lycées ont eu la même variation absolue sur un an : <text:span text:style-name="T17">+100</text:span> élèves.</text:p>
      <text:p text:style-name="P19">En revanche le premier a une variation relative de <text:span text:style-name="T17">50</text:span> % alors que le second n’a une variation relative que de <text:span text:style-name="T17">2,5</text:span> %.</text:p>
      <text:p text:style-name="P19"/>
      <text:p text:style-name="P19"/>
      <text:p text:style-name="P13">Rem : </text:p>
      <text:p text:style-name="P20"><text:span text:style-name="T25">Variation relative<text:tab/>= </text:span><draw:frame draw:style-name="fr1" draw:name="Objet13" text:anchor-type="as-char" svg:y="-0.93cm" svg:width="7.754cm" svg:height="1.51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0"><text:tab/><text:span text:style-name="T25">= </text:span><text:span text:style-name="T25"><draw:frame draw:style-name="fr1" draw:name="Objet14" text:anchor-type="as-char" svg:y="-0.93cm" svg:width="4.78cm" svg:height="1.515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20"><text:tab/><text:span text:style-name="T25">= </text:span><text:span text:style-name="T25"><draw:frame draw:style-name="fr1" draw:name="Objet15" text:anchor-type="as-char" svg:y="-0.93cm" svg:width="3.343cm" svg:height="1.515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20"><text:tab/><text:span text:style-name="T25">= </text:span><text:span text:style-name="T25"><draw:frame draw:style-name="fr1" draw:name="Objet16" text:anchor-type="as-char" svg:y="-0.93cm" svg:width="1.286cm" svg:height="1.515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20"/>
      <text:p text:style-name="P21">La variation relative permet de déterminer le pourcentage d’évolution.</text:p>
      <text:p text:style-name="P21"><draw:frame text:anchor-type="paragraph" draw:z-index="16" draw:name="Forme1" draw:style-name="gr2" draw:text-style-name="P32" svg:width="5.839cm" svg:height="6.575cm" svg:x="13.164cm" svg:y="0.326cm"><draw:text-box><text:p><text:span text:style-name="T26">p309 : 4</text:span></text:p><text:p><text:span text:style-name="T26">p317 : 20, 23, 26</text:span></text:p><text:p><text:span text:style-name="T26">p318 : 32</text:span></text:p><text:p><text:span text:style-name="T26">p319 : 40, 48, 49</text:span></text:p><text:p><text:span text:style-name="T26">p322 : 60, 61, 63, 64</text:span></text:p><text:p><text:span text:style-name="T26">p323 : 67</text:span></text:p><text:p><text:span text:style-name="T26"/></text:p><text:p><text:span text:style-name="T26">algo</text:span></text:p><text:p><text:span text:style-name="T26">p323 : 66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1cm"/>
      </text:list-level-style-number>
      <text:list-level-style-number text:level="2" text:style-name="Numbering_20_Symbols" style:num-suffix=")" style:num-format="1">
        <style:list-level-properties text:min-label-width="1cm"/>
      </text:list-level-style-number>
      <text:list-level-style-number text:level="3" text:style-name="Numbering_20_Symbols" style:num-suffix=")" style:num-format="1">
        <style:list-level-properties text:min-label-width="1cm"/>
      </text:list-level-style-number>
      <text:list-level-style-number text:level="4" text:style-name="Numbering_20_Symbols" style:num-suffix=")" style:num-format="1">
        <style:list-level-properties text:min-label-width="1cm"/>
      </text:list-level-style-number>
      <text:list-level-style-number text:level="5" text:style-name="Numbering_20_Symbols" style:num-suffix=")" style:num-format="1">
        <style:list-level-properties text:min-label-width="1cm"/>
      </text:list-level-style-number>
      <text:list-level-style-number text:level="6" text:style-name="Numbering_20_Symbols" style:num-suffix=")" style:num-format="1">
        <style:list-level-properties text:min-label-width="1cm"/>
      </text:list-level-style-number>
      <text:list-level-style-number text:level="7" text:style-name="Numbering_20_Symbols" style:num-suffix=")" style:num-format="1">
        <style:list-level-properties text:min-label-width="1cm"/>
      </text:list-level-style-number>
      <text:list-level-style-number text:level="8" text:style-name="Numbering_20_Symbols" style:num-suffix=")" style:num-format="1">
        <style:list-level-properties text:min-label-width="1cm"/>
      </text:list-level-style-number>
      <text:list-level-style-number text:level="9" text:style-name="Numbering_20_Symbols" style:num-suffix=")" style:num-format="1">
        <style:list-level-properties text:min-label-width="1cm"/>
      </text:list-level-style-number>
      <text:list-level-style-number text:level="10" text:style-name="Numbering_20_Symbols" style:num-suffix=")" style:num-format="1">
        <style:list-level-properties text:min-label-width="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1:13:07.398000000</meta:creation-date>
    <meta:editing-duration>PT3H27M15S</meta:editing-duration>
    <meta:editing-cycles>43</meta:editing-cycles>
    <meta:generator>LibreOffice/6.1.6.3$Windows_X86_64 LibreOffice_project/5896ab1714085361c45cf540f76f60673dd96a72</meta:generator>
    <meta:initial-creator>Véronique et Thibaud FONTANET</meta:initial-creator>
    <dc:date>2019-07-11T00:12:37.644000000</dc:date>
    <meta:document-statistic meta:table-count="1" meta:image-count="0" meta:object-count="15" meta:page-count="3" meta:paragraph-count="54" meta:word-count="409" meta:character-count="2110" meta:non-whitespace-character-count="1743"/>
  </office:meta>
</office:document-meta>
</file>

<file path=Object 1/content.xml><?xml version="1.0" encoding="utf-8"?>
<math xmlns="http://www.w3.org/1998/Math/MathML" display="block">
  <semantics>
    <mstyle color="black">
      <mfrac>
        <mn>17</mn>
        <mn>100</mn>
      </mfrac>
    </mstyle>
    <annotation encoding="StarMath 5.0">color black {{17}over{100}}</annotation>
  </semantics>
</math>
</file>

<file path=Object 10/content.xml><?xml version="1.0" encoding="utf-8"?>
<math xmlns="http://www.w3.org/1998/Math/MathML" display="block">
  <semantics>
    <mrow>
      <mo fence="true" stretchy="true">(</mo>
      <mrow>
        <mrow>
          <mn>1</mn>
          <mo stretchy="false">+</mo>
          <mfrac>
            <mi>t</mi>
            <mn>100</mn>
          </mfrac>
        </mrow>
      </mrow>
      <mo fence="true" stretchy="true">)</mo>
    </mrow>
    <annotation encoding="StarMath 5.0"> left({1} + {t over 100} right)</annotation>
  </semantics>
</math>
</file>

<file path=Object 11/content.xml><?xml version="1.0" encoding="utf-8"?>
<math xmlns="http://www.w3.org/1998/Math/MathML" display="block">
  <semantics>
    <mfrac>
      <mtext>Variation absolue</mtext>
      <mtext>Valeur initiale</mtext>
    </mfrac>
    <annotation encoding="StarMath 5.0">alignc {"Variation absolue"} over {"Valeur initiale"}</annotation>
  </semantics>
</math>
</file>

<file path=Object 13/content.xml><?xml version="1.0" encoding="utf-8"?>
<math xmlns="http://www.w3.org/1998/Math/MathML" display="block">
  <semantics>
    <mfrac>
      <mrow>
        <mtext>Valeur finale</mtext>
        <mo stretchy="false">−</mo>
        <mtext>Valeur initiale</mtext>
      </mrow>
      <mtext>Valeur initiale</mtext>
    </mfrac>
    <annotation encoding="StarMath 5.0">alignc {"Valeur finale" - "Valeur initiale"} over {"Valeur initiale"}</annotation>
  </semantics>
</math>
</file>

<file path=Object 14/content.xml><?xml version="1.0" encoding="utf-8"?>
<math xmlns="http://www.w3.org/1998/Math/MathML" display="block">
  <semantics>
    <mstyle color="black">
      <mrow>
        <mfrac>
          <mtext>Valeur finale</mtext>
          <mtext>Valeur initiale</mtext>
        </mfrac>
        <mo stretchy="false">−</mo>
        <mn>1</mn>
      </mrow>
    </mstyle>
    <annotation encoding="StarMath 5.0">color black {alignc {"Valeur finale" over "Valeur initiale"} - 1}</annotation>
  </semantics>
</math>
</file>

<file path=Object 15/content.xml><?xml version="1.0" encoding="utf-8"?>
<math xmlns="http://www.w3.org/1998/Math/MathML" display="block">
  <semantics>
    <mstyle color="black">
      <mrow>
        <mrow>
          <mo fence="true" stretchy="false">(</mo>
          <mrow>
            <mrow>
              <mn>1</mn>
              <mo stretchy="false">+</mo>
              <mfrac>
                <mi>t</mi>
                <mn>100</mn>
              </mfrac>
            </mrow>
          </mrow>
          <mo fence="true" stretchy="false">)</mo>
        </mrow>
        <mo stretchy="false">−</mo>
        <mn>1</mn>
      </mrow>
    </mstyle>
    <annotation encoding="StarMath 5.0">color black {( 1 + t over 100 )-1}</annotation>
  </semantics>
</math>
</file>

<file path=Object 16/content.xml><?xml version="1.0" encoding="utf-8"?>
<math xmlns="http://www.w3.org/1998/Math/MathML" display="block">
  <semantics>
    <mstyle color="black">
      <mfrac>
        <mi>t</mi>
        <mn>100</mn>
      </mfrac>
    </mstyle>
    <annotation encoding="StarMath 5.0">color black {t over 100}</annotation>
  </semantics>
</math>
</file>

<file path=Object 2/content.xml><?xml version="1.0" encoding="utf-8"?>
<math xmlns="http://www.w3.org/1998/Math/MathML" display="block">
  <semantics>
    <mrow>
      <mi>n</mi>
      <mo stretchy="false">=</mo>
      <mstyle color="black">
        <mrow>
          <mrow>
            <mfrac>
              <mn>20</mn>
              <mn>100</mn>
            </mfrac>
            <mo stretchy="false">×</mo>
            <mn>30</mn>
          </mrow>
          <mo stretchy="false">=</mo>
          <mn>6</mn>
        </mrow>
      </mstyle>
    </mrow>
    <annotation encoding="StarMath 5.0">n=color black {{20}over{100}  times  {30}={6}}</annotation>
  </semantics>
</math>
</file>

<file path=Object 3/content.xml><?xml version="1.0" encoding="utf-8"?>
<math xmlns="http://www.w3.org/1998/Math/MathML" display="block">
  <semantics>
    <mrow>
      <mtext>B</mtext>
      <mo stretchy="false">=</mo>
      <mstyle color="black">
        <mrow>
          <mtext>A</mtext>
          <mrow>
            <mo fence="true" stretchy="true">(</mo>
            <mrow>
              <mrow>
                <mn>1</mn>
                <mo stretchy="false">−</mo>
                <mfrac>
                  <mn>15</mn>
                  <mn>100</mn>
                </mfrac>
              </mrow>
            </mrow>
            <mo fence="true" stretchy="true">)</mo>
          </mrow>
          <mrow>
            <mrow>
              <mo fence="true" stretchy="true">(</mo>
              <mrow>
                <mrow>
                  <mn>1</mn>
                  <mo stretchy="false">+</mo>
                  <mfrac>
                    <mn>15</mn>
                    <mn>100</mn>
                  </mfrac>
                </mrow>
              </mrow>
              <mo fence="true" stretchy="true">)</mo>
            </mrow>
            <mo stretchy="false">=</mo>
            <mrow>
              <mtext>A</mtext>
              <mo stretchy="false">×</mo>
              <mrow>
                <mn>0</mn>
                <mn>,85</mn>
              </mrow>
              <mo stretchy="false">×</mo>
              <mrow>
                <mn>1</mn>
                <mn>,15</mn>
              </mrow>
            </mrow>
            <mo stretchy="false">=</mo>
            <mrow>
              <mtext>A</mtext>
              <mo stretchy="false">×</mo>
              <mrow>
                <mn>0</mn>
                <mn>,9775</mn>
              </mrow>
            </mrow>
          </mrow>
        </mrow>
      </mstyle>
    </mrow>
    <annotation encoding="StarMath 5.0">alignc "B" = color black {"A" left({1}-{15}over{100} right) left({1}+{15}over{100} right)="A" times {0,85} times {1,15}="A" times {0,9775}}</annotation>
  </semantics>
</math>
</file>

<file path=Object 4/content.xml><?xml version="1.0" encoding="utf-8"?>
<math xmlns="http://www.w3.org/1998/Math/MathML" display="block">
  <semantics>
    <mrow>
      <mi>p</mi>
      <mo stretchy="false">=</mo>
      <mstyle color="black">
        <mrow>
          <mrow>
            <mfrac>
              <mn>12</mn>
              <mn>32</mn>
            </mfrac>
            <mo stretchy="false">=</mo>
            <mfrac>
              <mrow>
                <mn>37</mn>
                <mn>,5</mn>
              </mrow>
              <mn>100</mn>
            </mfrac>
            <mo stretchy="false">=</mo>
            <mrow>
              <mn>37</mn>
              <mn>,5</mn>
            </mrow>
          </mrow>
          <mtext>%</mtext>
        </mrow>
      </mstyle>
    </mrow>
    <annotation encoding="StarMath 5.0">p=color black {{12}over{32}={37,5}over{100}={37,5} %}</annotation>
  </semantics>
</math>
</file>

<file path=Object 5/content.xml><?xml version="1.0" encoding="utf-8"?>
<math xmlns="http://www.w3.org/1998/Math/MathML" display="block">
  <semantics>
    <mstyle color="black">
      <mrow>
        <mfrac>
          <mi>t</mi>
          <mn>100</mn>
        </mfrac>
        <mo stretchy="false">×</mo>
        <mtext>A</mtext>
      </mrow>
    </mstyle>
    <annotation encoding="StarMath 5.0">color black {{t}over{100} times "A"}</annotation>
  </semantics>
</math>
</file>

<file path=Object 6/content.xml><?xml version="1.0" encoding="utf-8"?>
<math xmlns="http://www.w3.org/1998/Math/MathML" display="block">
  <semantics>
    <mrow>
      <mi>n</mi>
      <mo stretchy="false">=</mo>
      <mstyle color="black">
        <mrow>
          <mrow>
            <mfrac>
              <mn>15</mn>
              <mn>100</mn>
            </mfrac>
            <mo stretchy="false">×</mo>
            <mfrac>
              <mn>20</mn>
              <mn>100</mn>
            </mfrac>
            <mo stretchy="false">×</mo>
            <mn>400</mn>
          </mrow>
          <mo stretchy="false">=</mo>
          <mfrac>
            <mrow>
              <mn>300</mn>
              <mo stretchy="false">×</mo>
              <mn>400</mn>
            </mrow>
            <mrow>
              <mn>100</mn>
              <mo stretchy="false">×</mo>
              <mn>100</mn>
            </mrow>
          </mfrac>
          <mo stretchy="false">=</mo>
          <mn>12</mn>
        </mrow>
      </mstyle>
    </mrow>
    <annotation encoding="StarMath 5.0">n=color black {{15 over 100} times {20 over 100}  times {400}={300 times 400} over {100 times 100} = 12}
</annotation>
  </semantics>
</math>
</file>

<file path=Object 7/content.xml><?xml version="1.0" encoding="utf-8"?>
<math xmlns="http://www.w3.org/1998/Math/MathML" display="block">
  <semantics>
    <mrow>
      <mi>p</mi>
      <mo stretchy="false">=</mo>
      <mstyle color="black">
        <mrow>
          <mrow>
            <mrow>
              <mn>30</mn>
              <mo stretchy="false">+</mo>
              <mrow>
                <mfrac>
                  <mn>5</mn>
                  <mn>100</mn>
                </mfrac>
                <mo stretchy="false">×</mo>
                <mn>30</mn>
              </mrow>
            </mrow>
            <mo stretchy="false">=</mo>
            <mrow>
              <mn>30</mn>
              <mo stretchy="false">+</mo>
              <mfrac>
                <mn>150</mn>
                <mn>100</mn>
              </mfrac>
            </mrow>
            <mo stretchy="false">=</mo>
            <mrow>
              <mn>30</mn>
              <mo stretchy="false">+</mo>
              <mrow>
                <mn>1</mn>
                <mn>,5</mn>
              </mrow>
            </mrow>
            <mo stretchy="false">=</mo>
            <mrow>
              <mn>31</mn>
              <mn>,5</mn>
            </mrow>
          </mrow>
          <mtext>€</mtext>
        </mrow>
      </mstyle>
    </mrow>
    <annotation encoding="StarMath 5.0">p=color black {{30}+{5}over{100} times {30}={30}+{150 over 100}={30}+{1,5}={31,5} "€"}</annotation>
  </semantics>
</math>
</file>

<file path=Object 8/content.xml><?xml version="1.0" encoding="utf-8"?>
<math xmlns="http://www.w3.org/1998/Math/MathML" display="block">
  <semantics>
    <mrow>
      <mi>p</mi>
      <mo stretchy="false">=</mo>
      <mstyle color="black">
        <mrow>
          <mrow>
            <mrow>
              <mn>30</mn>
              <mo stretchy="false">×</mo>
              <mrow>
                <mo fence="true" stretchy="true">(</mo>
                <mrow>
                  <mrow>
                    <mn>1</mn>
                    <mo stretchy="false">+</mo>
                    <mfrac>
                      <mn>5</mn>
                      <mn>100</mn>
                    </mfrac>
                  </mrow>
                </mrow>
                <mo fence="true" stretchy="true">)</mo>
              </mrow>
            </mrow>
            <mo stretchy="false">=</mo>
            <mrow>
              <mn>30</mn>
              <mo stretchy="false">×</mo>
              <mrow>
                <mn>1</mn>
                <mn>,05</mn>
              </mrow>
            </mrow>
            <mo stretchy="false">=</mo>
            <mrow>
              <mn>31</mn>
              <mn>,5</mn>
            </mrow>
          </mrow>
          <mtext>€</mtext>
        </mrow>
      </mstyle>
    </mrow>
    <annotation encoding="StarMath 5.0">p = color black {{30} times left({1}+{5}over{100} right)={30} times {1,05}={31,5} "€"}</annotation>
  </semantics>
</math>
</file>

<file path=Object 9/content.xml><?xml version="1.0" encoding="utf-8"?>
<math xmlns="http://www.w3.org/1998/Math/MathML" display="block">
  <semantics>
    <mstyle color="black">
      <mrow>
        <mo fence="true" stretchy="true">(</mo>
        <mrow>
          <mrow>
            <mn>1</mn>
            <mo stretchy="false">+</mo>
            <mfrac>
              <mi>t</mi>
              <mn>100</mn>
            </mfrac>
          </mrow>
        </mrow>
        <mo fence="true" stretchy="true">)</mo>
      </mrow>
    </mstyle>
    <annotation encoding="StarMath 5.0">color black {left({1} + {t over 100} right)}</annotation>
  </semantics>
</math>
</file>